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style:style style:name="ce5" style:family="table-cell" style:parent-style-name="InterimResult">
      <style:text-properties style:font-name="DejaVu Sans2"/>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number-rows-repeated="104852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2"/>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40.6" calcext:value-type="float">
            <text:p>40,6</text:p>
          </table:table-cell>
          <table:table-cell table:style-name="Calc" office:value-type="string" calcext:value-type="string">
            <text:p>/km²</text:p>
          </table:table-cell>
          <table:table-cell table:style-name="InterimResult" table:formula="of:=([.C148] * 1000000) / [.E150]"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5"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7" calcext:value-type="float">
            <text:p>8,98755178736817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table-cell table:style-name="InterimResult"/>
          <table:table-cell table:number-columns-repeated="59"/>
        </table:table-row>
        <table:table-row table:style-name="ro8">
          <table:table-cell/>
          <table:table-cell table:style-name="Calc" office:value-type="string" calcext:value-type="string">
            <text:p>Released energy:</text:p>
          </table:table-cell>
          <table:table-cell table:style-name="CalcResultScientific" table:formula="of:=[.E67]" office:value-type="float" office:value="4466835921509.63" calcext:value-type="float">
            <text:p>4,47E+12</text:p>
          </table:table-cell>
          <table:table-cell table:style-name="Calc" office:value-type="string" calcext:value-type="string">
            <text:p>J</text:p>
          </table:table-cell>
          <table:table-cell table:style-name="InterimResult" table:formula="of:=10^(4.4 + 1.5 * [.C66])" office:value-type="float" office:value="4466835921509.63" calcext:value-type="float">
            <text:p>4466835921509,63</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Scientific" table:formula="of:=COM.MICROSOFT.IFS([.E68] &lt; 10; FIXED([.E68]; 4); [.E68] &lt; 100; FIXED([.E68]; 2); [.E68] &lt; 10^9; FIXED([.E68]; 0); [.E68] &gt;= 10^9; [.E68])" office:value-type="string" office:string-value="1,0676" calcext:value-type="string">
            <text:p>1,0676</text:p>
          </table:table-cell>
          <table:table-cell table:style-name="Calc" office:value-type="string" calcext:value-type="string">
            <text:p>kt TNT</text:p>
          </table:table-cell>
          <table:table-cell table:style-name="InterimResult" table:formula="of:=[.E67] / KilotonTNT" office:value-type="float" office:value="1.06759940762659" calcext:value-type="float">
            <text:p>1,06759940762659</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06">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formula="of:=1 / SQRT(1 - (([.C27]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9]; 4)" office:value-type="float" office:value="0" calcext:value-type="float">
            <text:p>0</text:p>
          </table:table-cell>
          <table:table-cell table:style-name="Calc" office:value-type="string" calcext:value-type="string">
            <text:p>c</text:p>
          </table:table-cell>
          <table:table-cell table:style-name="InterimResult" table:formula="of:=[.C39]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000037359178662193" calcext:value-type="float">
            <text:p>3,7359178662193E-05</text:p>
          </table:table-cell>
          <table:table-cell table:style-name="InterimResult" table:formula="of:=MAX([.C39]; [.C40]) - MIN([.C39]; [.C40])"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1]; 2)" office:value-type="float" office:value="5" calcext:value-type="float">
            <text:p>5</text:p>
          </table:table-cell>
          <table:table-cell table:style-name="Calc" office:value-type="string" calcext:value-type="string">
            <text:p>g</text:p>
          </table:table-cell>
          <table:table-cell table:style-name="InterimResult" table:formula="of:=[.C41]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3] &lt; 10^9; FIXED([.G43]; 0); [.G43])" office:value-type="string" office:string-value="229" calcext:value-type="string">
            <text:p>229</text:p>
          </table:table-cell>
          <table:table-cell table:style-name="Calc" office:value-type="string" calcext:value-type="string">
            <text:p>s or</text:p>
          </table:table-cell>
          <table:table-cell table:style-name="CalcResult" table:formula="of:=CONCATENATE(FIXED([.H43]; 0); &quot;h &quot;; [.I43]; &quot;m &quot;; [.J43]; &quot;s&quot;)" office:value-type="string" office:string-value="0h 3m 48s" calcext:value-type="string">
            <text:p>0h 3m 48s</text:p>
          </table:table-cell>
          <table:table-cell table:style-name="Calc"/>
          <table:table-cell table:style-name="InterimResult" table:formula="of:=[.H40] / ABS([.C41])" office:value-type="float" office:value="228.571428571429" calcext:value-type="float">
            <text:p>228,571428571429</text:p>
          </table:table-cell>
          <table:table-cell table:style-name="InterimResult" table:formula="of:=INT([.G43] / 3600)" office:value-type="float" office:value="0" calcext:value-type="float">
            <text:p>0</text:p>
          </table:table-cell>
          <table:table-cell table:style-name="InterimResult" table:formula="of:=INT(([.G43] - ([.H43] * 3600)) / 60)" office:value-type="float" office:value="3" calcext:value-type="float">
            <text:p>3</text:p>
          </table:table-cell>
          <table:table-cell table:style-name="InterimResult" table:formula="of:=INT([.G43] - ([.H43] * 3600) - ([.I43]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4] &lt; 10^9; FIXED([.G44]; 0); [.G44])" office:value-type="string" office:string-value="1.280.000" calcext:value-type="string">
            <text:p>1.280.000</text:p>
          </table:table-cell>
          <table:table-cell table:style-name="Calc" office:value-type="string" calcext:value-type="string">
            <text:p>m or</text:p>
          </table:table-cell>
          <table:table-cell table:style-name="CalcResult" table:formula="of:=IF([.G44] &lt; 10^9; FIXED([.G44] / 1000; 0); [.G44] / 1000)" office:value-type="string" office:string-value="1.280" calcext:value-type="string">
            <text:p>1.280</text:p>
          </table:table-cell>
          <table:table-cell table:style-name="Calc" office:value-type="string" calcext:value-type="string">
            <text:p>km</text:p>
          </table:table-cell>
          <table:table-cell table:style-name="InterimResult" table:formula="of:=( ([.C39] + [.C40]) * [.G43])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4]; 0)" office:value-type="string" office:string-value="64" calcext:value-type="string">
            <text:p>64</text:p>
          </table:table-cell>
          <table:table-cell table:style-name="Calc" office:value-type="string" calcext:value-type="string">
            <text:p>km</text:p>
          </table:table-cell>
          <table:table-cell table:style-name="InterimResult" table:formula="of:=[.C50] * [.C52]"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5]; &quot;d &quot;; [.G55]; &quot;h &quot;; [.H55]; &quot;m&quot;)" office:value-type="string" office:string-value="1d 13h 30m" calcext:value-type="string">
            <text:p>1d 13h 30m</text:p>
          </table:table-cell>
          <table:table-cell table:style-name="Calc"/>
          <table:table-cell table:style-name="InterimResult" table:formula="of:=[.C51] / [.E54]" office:value-type="float" office:value="1.5625" calcext:value-type="float">
            <text:p>1,5625</text:p>
          </table:table-cell>
          <table:table-cell table:style-name="InterimResult" table:formula="of:=INT([.E55])" office:value-type="float" office:value="1" calcext:value-type="float">
            <text:p>1</text:p>
          </table:table-cell>
          <table:table-cell table:style-name="InterimResult" table:formula="of:=INT(([.E55] - [.F55]) * 24)" office:value-type="float" office:value="13" calcext:value-type="float">
            <text:p>13</text:p>
          </table:table-cell>
          <table:table-cell table:style-name="InterimResult" table:formula="of:=INT((([.E55] - [.F55]) * 1440) - ([.G55]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9">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11:49:05.02752442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7.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02"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